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color="#00a933" loext:opacity="100%"/>
    </style:style>
    <style:style style:name="T4" style:family="text">
      <style:text-properties fo:color="#00a933" loext:opacity="100%" fo:font-weight="bold" style:font-weight-asian="bold"/>
    </style:style>
    <style:style style:name="T5" style:family="text">
      <style:text-properties fo:color="#acb20c" loext:opacity="100%"/>
    </style:style>
    <style:style style:name="T6" style:family="text">
      <style:text-properties fo:color="#acb20c" loext:opacity="100%" fo:font-weight="bold" style:font-weight-asian="bold"/>
    </style:style>
    <style:style style:name="T7" style:family="text">
      <style:text-properties fo:color="#00a933" loext:opacity="100%"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breria-V5-Final Práctica</text:span><text:span text:style-name="T1"/></text:p>
      <text:p text:style-name="P2"><text:span text:style-name="T2">1.-</text:span> <text:s/>Una vez entendida la arquitectura y la gestión completa de la clase <text:span text:style-name="T2">frmLibro</text:span>, el alumno creará la clase <text:span text:style-name="T2">frmClientes</text:span> desde cero. Se le entregará la parta gráfica, para que <text:s/>a partir de ella, realice toda la gestión apoyándose en <text:span text:style-name="T2">frmLibro</text:span>. </text:p>
      <text:p text:style-name="P2"><text:span text:style-name="T2">2.-</text:span> Realizaremos las siguientes modificaciones en la aplicación <text:span text:style-name="T2">LibreriaV5.1-inicial</text:span> y obtendremos la versión <text:span text:style-name="T2">LibreriaV5.1-Final </text:span>realizada por el alumno con el apoyo de las aplicaciones <text:span text:style-name="T2">LibreriaV5.1-Base</text:span> y<text:span text:style-name="T2"> LibreriaV5.1-Apoyo.</text:span></text:p>
      <text:p text:style-name="P2"><text:tab/><text:span text:style-name="T2">2.2.-</text:span> <text:span text:style-name="T3">Se Introducirá una clase interna(en JAVA <text:s/></text:span><text:span text:style-name="T4">Inner class</text:span><text:span text:style-name="T3">). Tener cuidado con el cierre <text:tab/>de la conexión. Hay que ver dónde se invoca el cierre de conexión en todo el proyecto. <text:tab/>Habría que eliminar la clase de conexión conexionJDBC.</text:span></text:p>
      <text:p text:style-name="P2"><text:tab/><text:span text:style-name="T2">2.3.-</text:span><text:span text:style-name="T3"> No graba correctamente el fichero de sentencias SQL <text:s/></text:span><text:span text:style-name="T4">sql.txt</text:span><text:span text:style-name="T3">.</text:span></text:p>
      <text:p text:style-name="P2"><text:tab/><text:span text:style-name="T2">2.5.-</text:span><text:span text:style-name="T5"> Eliminar </text:span><text:span text:style-name="T6">BeginTransaction</text:span><text:span text:style-name="T5">, </text:span><text:span text:style-name="T6">Commit</text:span><text:span text:style-name="T5"> y </text:span><text:span text:style-name="T6">Rollback </text:span><text:span text:style-name="T5">de </text:span><text:span text:style-name="T6">AccesoDAO</text:span><text:span text:style-name="T5"> y llevar su gestión <text:tab/>a <text:s/></text:span><text:span text:style-name="T6">AccesoBD</text:span><text:span text:style-name="T5">.</text:span></text:p>
      <text:p text:style-name="P2"><text:span text:style-name="T2"><text:tab/>2.6.-</text:span> Retocar todos los métodos de <text:span text:style-name="T2">AccesoDAO</text:span> igual que se ha hecho con los métodos<text:tab/><text:span text:style-name="T2">Buscar( Type Clase, String nombre) </text:span>e<text:span text:style-name="T2"> Insertar( T objeto)</text:span> <text:s/>en <text:span text:style-name="T2">LibreriaV5.1-Final-Apoyo.</text:span></text:p>
      <text:p text:style-name="P2"><text:tab/><text:span text:style-name="T2">2.7.-</text:span> <text:span text:style-name="T7">Cambiar el nombre al método public object Buscar(Type clase, string <text:tab/>nombre) por BuscarOne(). Cambiar el método public List&lt;Object&gt; Obtener(Type <text:tab/>clase) por BuscarAll() . El resto de métodos Buscar() se quedarán con este nombre <text:tab/>sobrecargados.</text:span></text:p>
      <text:p text:style-name="P2"><text:tab/><text:span text:style-name="T2">2.8.-</text:span> Posible mejora del método <text:span text:style-name="T2">BorradoVirtual(). </text:span>Eliminar la estructura <text:span text:style-name="T2">for</text:span>, para <text:tab/>poner el campo <text:span text:style-name="T2">Borrado</text:span> a <text:span text:style-name="T2">1</text:span> . Se hará con una única instrucción tal y como podemos <text:tab/>ver en <text:span text:style-name="T2">LibreriaV5.1-Final-Apoyo.</text:span></text:p>
      <text:p text:style-name="P2"><text:tab/><text:span text:style-name="T2">2.9.-</text:span> Poner los mensajes informativos con <text:span text:style-name="T2">msgbox()</text:span> y eliminar la label.</text:p>
      <text:p text:style-name="P2"><text:tab/><text:span text:style-name="T2">2.10.-</text:span> Intentar optimizar el código al máximo.</text:p>
      <text:p text:style-name="P2"><text:span text:style-name="T2">3.- </text:span>Una vez realizadas todas las modificaciones anteriores, se pasará a optimizar el resto de la aplicación. Se <text:span text:style-name="T2">refinarán todas las clases en las que interviene la factura</text:span>.<text:span text:style-name="T2"> </text:span>Se seguirá el mismo patrón de trabajo utilizado para la gestión de los <text:span text:style-name="T2">libros</text:span> y <text:span text:style-name="T2">clientes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ffff</meta:initial-creator>
    <meta:creation-date>2019-10-29T19:14:00</meta:creation-date>
    <dc:date>2025-11-13T14:12:05.318666400</dc:date>
    <meta:editing-cycles>17</meta:editing-cycles>
    <meta:editing-duration>PT1H19M15S</meta:editing-duration>
    <meta:generator>LibreOffice/25.8.2.2$Windows_X86_64 LibreOffice_project/d401f2107ccab8f924a8e2df40f573aab7605b6f</meta:generator>
    <meta:document-statistic meta:table-count="0" meta:image-count="0" meta:object-count="0" meta:page-count="1" meta:paragraph-count="12" meta:word-count="287" meta:character-count="1895" meta:non-whitespace-character-count="1597"/>
  </office:meta>
</office:document-meta>
</file>